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3E3E01950F4894945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314" officeooo:paragraph-rsid="0012331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/>
      <text:p text:style-name="P1"><draw:frame draw:style-name="fr1" draw:name="Image1" text:anchor-type="char" svg:width="5.8665in" svg:height="8.2925in" draw:z-index="0"><draw:image xlink:href="Pictures/10000001000002C0000003E3E01950F4894945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1T12:09:32.534000000</dc:date>
    <meta:editing-duration>PT1H49M55S</meta:editing-duration>
    <meta:editing-cycles>1</meta:editing-cycles>
    <meta:document-statistic meta:table-count="0" meta:image-count="1" meta:object-count="0" meta:page-count="1" meta:paragraph-count="1" meta:word-count="1" meta:character-count="7" meta:non-whitespace-character-count="7"/>
    <meta:generator>LibreOffice/7.4.2.3$Windows_X86_64 LibreOffice_project/382eef1f22670f7f4118c8c2dd222ec7ad009daf</meta:generator>
  </office:meta>
</office:document-meta>
</file>